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font-name="Times New Roman1"/>
    </style:style>
    <style:style style:name="T4" style:family="text">
      <style:text-properties style:text-line-through-style="none" style:font-name="Times New Roman"/>
    </style:style>
    <style:style style:name="T5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" style:text-underline-style="none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9FF15_3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9, FF 15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</text:p>
      <text:p text:style-name="P3">Hebrew Date<text:tab/><text:tab/><text:tab/><text:tab/><text:tab/></text:p>
      <text:p text:style-name="P3">Undated</text:p>
      <text:p text:style-name="P3">City<text:tab/><text:tab/><text:tab/><text:tab/><text:tab/><text:tab/>Philadelphia</text:p>
      <text:p text:style-name="P3">State<text:tab/><text:tab/><text:tab/><text:tab/><text:tab/><text:tab/>PA</text:p>
      <text:p text:style-name="P3">Country<text:tab/><text:tab/><text:tab/><text:tab/><text:tab/>USA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</text:p>
      <text:p text:style-name="P3">(Synagogue) Sermon<text:tab/><text:tab/><text:tab/><text:tab/>Y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8</text:p>
      <text:p text:style-name="P3">Number of Sheets<text:tab/><text:tab/><text:tab/><text:tab/>3</text:p>
      <text:p text:style-name="P3">Fragment<text:tab/><text:tab/><text:tab/><text:tab/><text:tab/></text:p>
      <text:p text:style-name="P3">Pagination <text:tab/><text:tab/><text:tab/><text:tab/><text:tab/>Y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>VII Transcription</text:p>
      <text:p text:style-name="P4">(Symbols: ?=uncertain; []=supplied information; /=end of line)</text:p>
      <text:p text:style-name="P4"/>
      <text:p text:style-name="P4">[Front Cover]</text:p>
      <text:p text:style-name="P5">For Sabbath Terumah/</text:p>
      <text:p text:style-name="P5">on the two-fold object/</text:p>
      <text:p text:style-name="P5">of the Synagogue./</text:p>
      <text:p text:style-name="P5">Prayer &amp; instruction./</text:p>
      <text:p text:style-name="P5"/>
      <text:p text:style-name="P4">[Page 1]</text:p>
      <text:p text:style-name="P4">Brethren! <text:s/>While <text:span text:style-name="T1">striving</text:span><text:span text:style-name="T2"> searching for a text to a discourse,/ I met, in a Rabbinical work, with a singular anecdote./ <text:s/>I will relate it. <text:s/>A ship was sailing fast towards/ the shores. <text:s/>The foreign traders who had taken passage in it,/ discussed the quality of the goods, from which they expected/ to derive great profit. <text:s/>Among the motley company, one/ person evinced no interest in the topic which elicited/ general attention. <text:s/>Questioned about the articles he had/ brought from abroad, he answered. <text:s/>"I have them with/ me, but they are hidden away" <text:s/>The incredulous querists/ expressed then the wish to be shown the trunks which con-/-tained his merchandize[sic!]. </text:span><text:span text:style-name="T1">but</text:span><text:span text:style-name="T2"> He said. "When we land, I will/ gratify your curiousity." <text:s/>But his fellow-passengers having/ discovered that nothing belonging to that individual had been/ stored away in the vessel, made very merry over the/ circumstance. <text:s/>Their jesting, however, soon turned/ into sorrow. <text:s/>For, having cast anckor[sic!]; the officers of/ the custom-house, seized all the goods, and held them/ on the plea of some irregularity in the dealing of/ the owners. <text:s/>Meanwhile, he whom they had/</text:span></text:p>
      <text:p text:style-name="P4"><text:span text:style-name="T2"/></text:p>
      <text:p text:style-name="P4"><text:soft-page-break/><text:span text:style-name="T2">[Page 2]</text:span></text:p>
      <text:p text:style-name="P4"><text:span text:style-name="T2">considered a braggart, had gone his way. <text:s/>We meet him/ again at a public assemblage. <text:s/>It is in a Synagogue./ <text:s/>A lecture</text:span><text:span text:style-name="T1">s</text:span><text:span text:style-name="T2"> he has delivered, revealed the vast amount/ of learning he possessed. <text:s/>His hearers greatly edified, offered/ him tokens of respect, and insured his future subsistence./ <text:s/>The foreign traders, being Jews, repaired also to that Synagogue./ <text:s/>Recognizing at what they saw, the moral taught by the/ man who said that what he owned was hidden away, they/ begged that he would exercise his influence in their behalf./ <text:s/>for, they acknowledged that what he claimed as his own,/ was so valuable that it could purchase again what/ they had lost./</text:span></text:p>
      <text:p text:style-name="P6">Y<text:span text:style-name="T2"> It will surprise you, dear Brethren, that an anecdote/ so curious should preface the section of this Sabbath./ <text:s/>And I confess, that I also, perusing it in the Medrash,/ had to think long, before I could discover </text:span>that<text:span text:style-name="T2"> its bearing </text:span>it<text:span text:style-name="T2">/ </text:span>has<text:span text:style-name="T2"> thereupon. <text:s/>But I believe I have succeeded. <text:s/>Attend./ <text:s/>Moses was commanded to bid our ancestors bring a tribute to/ God. <text:s/>The following is the wording of the sentence./ <text:s/>[Hebrew] </text:span>sp<text:span text:style-name="T2"> which literally rendered means,/ "Speak to the children of Israel, that they may fetch for/ me a leave-offering." <text:s/>We will pause to reflect/</text:span></text:p>
      <text:p text:style-name="P6"><text:span text:style-name="T2"/></text:p>
      <text:p text:style-name="P6"><text:span text:style-name="T2">[Page 3]</text:span></text:p>
      <text:p text:style-name="P6"><text:span text:style-name="T2">The gift presented to the Deity must be a Terum</text:span><text:span text:style-name="T3">à</text:span><text:span text:style-name="T4">, that/ is, it must accomplish an object of a two-fold character./ <text:s/>It must honor God, while debating the mind of the Donor:/ the Divine request had not been simply for a Nedabah, but/ for a Jeremah, a term implying the idea of uplifting and exalting./ <text:s/>But surely the glory of the Omnipotent cannot be inhanced,/ though we were to lay at the foot of His altar all the gold/ of Ophar, all the exhaustless treasures imbedded in the sea./ <text:s/>For as He has declared by the mouth of the Psalmist "The uni-/-verse and the fulness thereof are mine" [Hebrew]/ <text:s/>What was then the precious metal poured out into the crucible/ intended to effect? <text:s/>What the cloth of the finest texture, what/ the rare timber, the purest oil and the various other materials/ beautifully proferred? <text:s/>We are told in the first part/ of this week's lesson [Hebrew]. <text:s/>"They shall make/ for me a sanctuary, and I will dwell among them." <text:s/>Whatever man gives freely and willingly must be appropriated/ for the erection of a building dedicated entirely to the Lord. <text:s/>Un-/-derstand [Hebrew]. <text:s/>Not to pander to man's/ vanity. <text:s/>Not for our material gratification; but to sanctify/</text:span></text:p>
      <text:p text:style-name="P6"><text:span text:style-name="T4"/></text:p>
      <text:p text:style-name="P6"><text:span text:style-name="T4">[Page 4]</text:span></text:p>
      <text:p text:style-name="P6"><text:span text:style-name="T4">the Sovereign Creator, by the spiritualizing of his creatures./ <text:s/>That was the Teramah sought for. <text:s/>The rearing of a Tabernacle,/ inspiring reverential awe, and hence best calculated as a school/ for the intellect and the soul. <text:s/>The presence of the Monarch/ in his palace, must prepare the mind of the subjects/ for the instruction therein imparted./</text:span></text:p>
      <text:p text:style-name="P6"><text:span text:style-name="T4">Now, precisely the same idea the Rabbinical parable I have/ narrated means to convey. <text:s/>Listen. <text:s/>The value of earthly/ goods is only imaginary. Today the anticipated gain may/ be </text:span><text:span text:style-name="T7">in</text:span><text:span text:style-name="T4"> within </text:span><text:span text:style-name="T7">gra</text:span><text:span text:style-name="T4"> reach, to morrow it will elude our Torah./ <text:s/>For, as the moralist exclaims [Hebrew]/ [Hebrew]. <text:s/>"Wilt thou set thine eyes upon that which/ is not? <text:s/>For verily, riches will make themselves wings and fly/ as an eagle toward heaven." <text:s/>Yet, it lies in our power to/ give stability to that which is naturally fluctuating./ <text:s/>The wealth employed to further our spiritual improvement,/ will </text:span><text:span text:style-name="T7">be uplifted from a</text:span><text:span text:style-name="T4"> acquire permanency. <text:s/>IT will be uplifted from a/ fleeting and perishable state, to a durable and indes-/-tructible condition. <text:s/>It will be in very deed--when so appropriated--a [Hebrew]/ "a leave-offering," exalting our soul to God. </text:span><text:span text:style-name="T7">when it is so</text:span><text:span text:style-name="T4">/ </text:span><text:span text:style-name="T7">appropriated.</text:span><text:span text:style-name="T4"> <text:s/>But lest we be uncertain how to/ bring that noble end about; the allegory of the/</text:span></text:p>
      <text:p text:style-name="P6"><text:span text:style-name="T4"/></text:p>
      <text:p text:style-name="P6"><text:span text:style-name="T4">[Page 5]</text:span></text:p>
      <text:p text:style-name="P6"><text:span text:style-name="T4">Medrash points to the place where we should wend/ our steps in order effectively to reach our goal; even/ to the dwelling of the Most High. <text:s/>The construction of/ an edifice in honor to the Lord must command our ample/ means, but our attendance must promote the object it/ shall accomplish, to really be what its name denotes./ <text:s/>Let us fully comprehend the moral communicated <text:s/>by the/ teaching of our </text:span><text:soft-page-break/><text:span text:style-name="T4">Bible and our Sages. <text:s/>The sanctuary/ must be a spot, all the surroundings of which call forth/ feelings of reverence, and therefore most adapted for man/ there to commune with his Maker; but it must prove/ likewise a sacred lever, an impelling force urging/ our spirit upward to the source of perfection. <text:s/>The worship/ must prepare the mind for the instruction, the latter must/ render the former practically useful. <text:s/>[Hebrew]/ [Hebrew]. <text:s/>"Happy the king, who is extolled in his own/ house," say our Rabbins. <text:s/>But empty would be that praise/ bestowed on celestial attributes, which we do not at all endeavour/ to copy. <text:s/>Observe well. <text:s/>It is not stated in the Talmudical/ tale, that the scholarly traveller[sic!] betook himself to the/ Synagogue, only to pray; but to preach so that we might/ infer therefrom the two-fold object </text:span><text:span text:style-name="T7">of</text:span><text:span text:style-name="T4"> which that habitation must/</text:span></text:p>
      <text:p text:style-name="P6"><text:span text:style-name="T4"/></text:p>
      <text:p text:style-name="P6"><text:span text:style-name="T4">[Page 6]</text:span></text:p>
      <text:p text:style-name="P6"><text:span text:style-name="T7">must</text:span><text:span text:style-name="T4"> attain in order to fulfil[sic!] its high mission./</text:span></text:p>
      <text:p text:style-name="P6"><text:span text:style-name="T4">Supplications and instruction must combine in order to achieve/ the </text:span><text:span text:style-name="T7">two</text:span><text:span text:style-name="T4"> double purposes it is intended to subserve./ <text:s/>But, has it ever occurred to you, my Brethren! that </text:span><text:span text:style-name="T5">our</text:span><text:span text:style-name="T6"> Sy-/-nagogue </text:span><text:span text:style-name="T8">has</text:span><text:span text:style-name="T6"> should have fallen short of the happy results it ought/ to have yeilded[sic!]? <text:s/>Were the preacher of the Talmudical/ tale present, </text:span><text:span text:style-name="T8">with</text:span><text:span text:style-name="T6"> when many come in, and others go out,/ methinks it would tax his abilities to the utmost, to/ speak in a manner acceptable to his hearers. <text:s/>For,/ they would not, most assuredly, pass a vote of thanks/ for his having alluded to their backslidings, though ap-/-parent to a casual observer. <text:s/>They would not make/ him the recipient of munificent gifts for having/ deprecated their tardiness, their unnecessary converse, or/ the undisguised distaste they evince for </text:span><text:span text:style-name="T8">the</text:span><text:span text:style-name="T6"> sermons./ <text:s/>Still, if he were true to his calling, he would brave a/ general displeasure, to perform a sacred duty./ <text:s/>He might perchance resort to the gentlest expressions;/ but he could not forbear censuring the joining of the worship/ when half of the ritual has been rehearsed; that degree/ of restlessness, which induces some to absent themselves/ from these holy courts at a certain part of the service./</text:span></text:p>
      <text:p text:style-name="P6"><text:span text:style-name="T6"/></text:p>
      <text:p text:style-name="P6"><text:span text:style-name="T6">[Page 7]</text:span></text:p>
      <text:p text:style-name="P6"><text:span text:style-name="T6">and the presumption that causes some to think them-/-selves so perfect, as to need neither instruction nor exhortations./ <text:s/>Yet, were that preacher with us, I would gladly draw/ his attention to that which Augurs will for the future of/ our Synagogue. <text:s/>I would especially point out a father/ with his three sons, whom I invariably count among the/ earliest attendants, and whose decorous demeanour during/ the whole of the service may serve as a model, which others/ will strive to imitate. <text:s/>Were that distinguished visitor/ in our midst on this sabbath, I would show the spiritual/ joy pictured on that father's countenance, whose eldest son/ has been summoned to this sacred desk, there to read the/ word of God. <text:s/>He would then agree with me in opinion/ that, when parents act consistently with their professions,/ and </text:span><text:span text:style-name="T8">set an</text:span><text:span text:style-name="T6"> enforce by their example a respectful attitude in the dwelling/ of the Almighty, the synagogue which they frequent,/ bids fair to fulfil[sic!] its noble aim./</text:span></text:p>
      <text:p text:style-name="P6"><text:span text:style-name="T8">Y</text:span><text:span text:style-name="T6"> As to myself, I cannot conceal that I deem the/ application of the family of our Bar Mitzvah to this sy-/-nagogue an auspicious occurrence. <text:s/>And I congratulate myself therein./ <text:s/>Yes, my dear young brother. <text:s/>Your conduct has not/ remained unnoticed. <text:s/>I have seen and rejoiced that/ you know, when here, before whom you stand, even/ [Hebrew]. <text:s/>"before the King of Kings, the Holy/ one, blessed be He." <text:s/>Continue in the career you have/ hitherto pursued. <text:s/>Let no outside pressure cause you/ to swerve. <text:s/>I hail you the occasion which qualifies you to/ be reckoned among the number with whom we may hold pu-/-blic worship. <text:s/>You are doubly welcome, because the paucity/ of the members of your privileged tirbe, denies us at times the/ satisfaction of conforming to the ancient custom of calling first/ to the Law, a descendant of Aaron. <text:s/>But your constant attend-/-ance will remove that difficulty. <text:s/>Remember then your/ noble extraction, and let it keep you in the path of righteous-/-ness. <text:s/>In the days of old; you would have been entitled/ to a daily support from the offerings which the faithful/ brought to the Temple. <text:s/>Seek now in the minor sanctuary/ we have dedicated to Israel's God, food for the mind, aliment for/ the soul. <text:s/>Let your demeanour be an impetus to/ your coevals to imitate it, let it be a cause </text:span><text:soft-page-break/><text:span text:style-name="T6">for admiration/ among your seniors, and let it be instrumental in render-/ing this spot a true habitation of the Lord, irradiated by/ His divine presence, as it is written, "They shall make, for me a sanctuary, and I will dwell among them."/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4T13:19:27.93</meta:creation-date>
    <dc:date>2012-05-14T14:38:19.84</dc:date>
    <dc:creator>Penn Libraries</dc:creator>
    <meta:editing-duration>PT00H07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41" meta:character-count="11278"/>
  </office:meta>
</office:document-meta>
</file>